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14.076cm"/>
    </style:style>
    <style:style style:name="co4" style:family="table-column">
      <style:table-column-properties fo:break-before="auto" style:column-width="5.771cm"/>
    </style:style>
    <style:style style:name="co5" style:family="table-column">
      <style:table-column-properties fo:break-before="auto" style:column-width="4.463cm"/>
    </style:style>
    <style:style style:name="co6" style:family="table-column">
      <style:table-column-properties fo:break-before="auto" style:column-width="1.909cm"/>
    </style:style>
    <style:style style:name="co7" style:family="table-column">
      <style:table-column-properties fo:break-before="auto" style:column-width="2.30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style:style style:name="ce1" style:family="table-cell" style:parent-style-name="Excel_20_Built-in_20_Normal" style:data-style-name="N8002"/>
    <style:style style:name="ce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office:value-type="string">
            <text:p>Carotte</text:p>
          </table:table-cell>
          <table:table-cell office:value-type="string">
            <text:p>Bonduel</text:p>
          </table:table-cell>
          <table:table-cell office:value-type="string">
            <text:p>Légume orange riche en protéines</text:p>
          </table:table-cell>
          <table:table-cell table:style-name="ce1" office:value-type="float" office:value="1">
            <text:p>1,00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Poireau</text:p>
          </table:table-cell>
          <table:table-cell office:value-type="string">
            <text:p>Géant Vert</text:p>
          </table:table-cell>
          <table:table-cell office:value-type="string">
            <text:p>Légume vert plein de fibre</text:p>
          </table:table-cell>
          <table:table-cell table:style-name="ce1" office:value-type="float" office:value="1.2">
            <text:p>1,20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Cascina Belvedere</text:p>
          </table:table-cell>
          <table:table-cell office:value-type="string">
            <text:p>Légume orange parfait pour les fêtes d'Halloween</text:p>
          </table:table-cell>
          <table:table-cell table:style-name="ce1" office:value-type="float" office:value="1.95">
            <text:p>1,95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Brie</text:p>
          </table:table-cell>
          <table:table-cell office:value-type="string">
            <text:p>Président</text:p>
          </table:table-cell>
          <table:table-cell office:value-type="string">
            <text:p>Fromage de caractère au lait de vache</text:p>
          </table:table-cell>
          <table:table-cell table:style-name="ce1" office:value-type="float" office:value="16.5">
            <text:p>16,50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omté</text:p>
          </table:table-cell>
          <table:table-cell office:value-type="string">
            <text:p>Entremont</text:p>
          </table:table-cell>
          <table:table-cell office:value-type="string">
            <text:p>Fromage au lait cru</text:p>
          </table:table-cell>
          <table:table-cell table:style-name="ce1" office:value-type="float" office:value="15.05">
            <text:p>15,05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Lait</text:p>
          </table:table-cell>
          <table:table-cell office:value-type="string">
            <text:p>Candia</text:p>
          </table:table-cell>
          <table:table-cell office:value-type="string">
            <text:p>Produit laitier semi-écrémé</text:p>
          </table:table-cell>
          <table:table-cell table:style-name="ce1" office:value-type="float" office:value="0.7">
            <text:p>0,70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Bière</text:p>
          </table:table-cell>
          <table:table-cell office:value-type="string">
            <text:p>Chouffe</text:p>
          </table:table-cell>
          <table:table-cell office:value-type="string">
            <text:p>Boisson alcoolisée à base d'orge et d'houblon</text:p>
          </table:table-cell>
          <table:table-cell table:style-name="ce1" office:value-type="float" office:value="3.78">
            <text:p>3,78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Eau</text:p>
          </table:table-cell>
          <table:table-cell office:value-type="string">
            <text:p>Evian</text:p>
          </table:table-cell>
          <table:table-cell office:value-type="string">
            <text:p>Eau de source</text:p>
          </table:table-cell>
          <table:table-cell table:style-name="ce1" office:value-type="float" office:value="0.57">
            <text:p>0,57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oca</text:p>
          </table:table-cell>
          <table:table-cell office:value-type="string">
            <text:p>Coca cola</text:p>
          </table:table-cell>
          <table:table-cell office:value-type="string">
            <text:p>Boisson gazeuse sucrée</text:p>
          </table:table-cell>
          <table:table-cell table:style-name="ce1" office:value-type="float" office:value="1.1">
            <text:p>1,10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Javel</text:p>
          </table:table-cell>
          <table:table-cell office:value-type="string">
            <text:p>Monsieur Propre</text:p>
          </table:table-cell>
          <table:table-cell office:value-type="string">
            <text:p>Solution liquide oxydante désinfectante et décolorante</text:p>
          </table:table-cell>
          <table:table-cell table:style-name="ce1" office:value-type="float" office:value="7.92">
            <text:p>7,92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Kärcher</text:p>
          </table:table-cell>
          <table:table-cell office:value-type="string">
            <text:p>Solution nettoyante spéciale fenêtre</text:p>
          </table:table-cell>
          <table:table-cell table:style-name="ce1" office:value-type="float" office:value="3.71">
            <text:p>3,71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Liquide vaisselle</text:p>
          </table:table-cell>
          <table:table-cell office:value-type="string">
            <text:p>Paic</text:p>
          </table:table-cell>
          <table:table-cell office:value-type="string">
            <text:p>Liquide vaisselle super dégraissant</text:p>
          </table:table-cell>
          <table:table-cell table:style-name="ce1" office:value-type="float" office:value="9.23">
            <text:p>9,23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Parfum</text:p>
          </table:table-cell>
          <table:table-cell office:value-type="string">
            <text:p>Channel</text:p>
          </table:table-cell>
          <table:table-cell office:value-type="string">
            <text:p>Fragrance délicate et boisée</text:p>
          </table:table-cell>
          <table:table-cell table:style-name="ce1" office:value-type="float" office:value="56.48">
            <text:p>56,48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Velvet</text:p>
          </table:table-cell>
          <table:table-cell office:value-type="string">
            <text:p>Produit de cosmétique permettant de souligner les lèvres</text:p>
          </table:table-cell>
          <table:table-cell table:style-name="ce1" office:value-type="float" office:value="34.5">
            <text:p>34,50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Maybelline</text:p>
          </table:table-cell>
          <table:table-cell office:value-type="string">
            <text:p>Produit cosmétique permettant d'unifier et de protéger l'épiderme</text:p>
          </table:table-cell>
          <table:table-cell table:style-name="ce1" office:value-type="float" office:value="28.9">
            <text:p>28,90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Television HD</text:p>
          </table:table-cell>
          <table:table-cell office:value-type="string">
            <text:p>Samsung</text:p>
          </table:table-cell>
          <table:table-cell office:value-type="string">
            <text:p>Poste de télévision permettant l'emission et la reception de séquences audiovisuelles</text:p>
          </table:table-cell>
          <table:table-cell table:style-name="ce1" office:value-type="float" office:value="299.99">
            <text:p>299,99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Sony</text:p>
          </table:table-cell>
          <table:table-cell office:value-type="string">
            <text:p>GSM nouvelle génération</text:p>
          </table:table-cell>
          <table:table-cell table:style-name="ce1" office:value-type="float" office:value="149.9">
            <text:p>149,90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Rasoir éléctrique</text:p>
          </table:table-cell>
          <table:table-cell office:value-type="string">
            <text:p>Phillips</text:p>
          </table:table-cell>
          <table:table-cell office:value-type="string">
            <text:p>Rasoir performant et plus ergonomique pour un meilleur rasage de la moustache</text:p>
          </table:table-cell>
          <table:table-cell table:style-name="ce1" office:value-type="float" office:value="72.04">
            <text:p>72,04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Carotte</text:p>
          </table:table-cell>
          <table:table-cell office:value-type="string">
            <text:p>Grand Frais</text:p>
          </table:table-cell>
          <table:table-cell office:value-type="string">
            <text:p>Légume orange riche en protéines</text:p>
          </table:table-cell>
          <table:table-cell table:style-name="ce1" office:value-type="float" office:value="1.2">
            <text:p>1,20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Poireau</text:p>
          </table:table-cell>
          <table:table-cell office:value-type="string">
            <text:p>Cassegrin</text:p>
          </table:table-cell>
          <table:table-cell office:value-type="string">
            <text:p>Légume vert plein de fibre</text:p>
          </table:table-cell>
          <table:table-cell table:style-name="ce1" office:value-type="float" office:value="1.04">
            <text:p>1,04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Nos régions ont du talent</text:p>
          </table:table-cell>
          <table:table-cell office:value-type="string">
            <text:p>Légume orange parfait pour les fêtes d'Halloween</text:p>
          </table:table-cell>
          <table:table-cell table:style-name="ce1" office:value-type="float" office:value="2.25">
            <text:p>2,25</text:p>
          </table:table-cell>
          <table:table-cell office:value-type="string">
            <text:p>Légum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Brie</text:p>
          </table:table-cell>
          <table:table-cell office:value-type="string">
            <text:p>Coeur de lion</text:p>
          </table:table-cell>
          <table:table-cell office:value-type="string">
            <text:p>Fromage de caractère au lait de vache</text:p>
          </table:table-cell>
          <table:table-cell table:style-name="ce1" office:value-type="float" office:value="14.99">
            <text:p>14,99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omté</text:p>
          </table:table-cell>
          <table:table-cell office:value-type="string">
            <text:p>Juraflore</text:p>
          </table:table-cell>
          <table:table-cell office:value-type="string">
            <text:p>Fromage au lait cru</text:p>
          </table:table-cell>
          <table:table-cell table:style-name="ce1" office:value-type="float" office:value="12.5">
            <text:p>12,50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Lait</text:p>
          </table:table-cell>
          <table:table-cell office:value-type="string">
            <text:p>Lactel</text:p>
          </table:table-cell>
          <table:table-cell office:value-type="string">
            <text:p>Produit laitier semi-écrémé</text:p>
          </table:table-cell>
          <table:table-cell table:style-name="ce1" office:value-type="float" office:value="0.98">
            <text:p>0,98</text:p>
          </table:table-cell>
          <table:table-cell office:value-type="string">
            <text:p>Produit laitie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Bière</text:p>
          </table:table-cell>
          <table:table-cell office:value-type="string">
            <text:p>Kronenbourg</text:p>
          </table:table-cell>
          <table:table-cell office:value-type="string">
            <text:p>Boisson alcoolisée à base d'orge et d'houblon</text:p>
          </table:table-cell>
          <table:table-cell table:style-name="ce1" office:value-type="float" office:value="1.25">
            <text:p>1,25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Eau</text:p>
          </table:table-cell>
          <table:table-cell office:value-type="string">
            <text:p>Vittel</text:p>
          </table:table-cell>
          <table:table-cell office:value-type="string">
            <text:p>Eau de source</text:p>
          </table:table-cell>
          <table:table-cell table:style-name="ce1" office:value-type="float" office:value="0.48">
            <text:p>0,48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Coca</text:p>
          </table:table-cell>
          <table:table-cell office:value-type="string">
            <text:p>Pepsi</text:p>
          </table:table-cell>
          <table:table-cell office:value-type="string">
            <text:p>Boisson gazeuse sucrée</text:p>
          </table:table-cell>
          <table:table-cell table:style-name="ce1" office:value-type="float" office:value="1.02">
            <text:p>1,02</text:p>
          </table:table-cell>
          <table:table-cell office:value-type="string">
            <text:p>Boisson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Javel</text:p>
          </table:table-cell>
          <table:table-cell office:value-type="string">
            <text:p>Saint Marc</text:p>
          </table:table-cell>
          <table:table-cell office:value-type="string">
            <text:p>Solution liquide oxydante désinfectante et décolorante</text:p>
          </table:table-cell>
          <table:table-cell table:style-name="ce1" office:value-type="float" office:value="6.54">
            <text:p>6,54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Ecovacs</text:p>
          </table:table-cell>
          <table:table-cell office:value-type="string">
            <text:p>Solution nettoyante spéciale fenêtre</text:p>
          </table:table-cell>
          <table:table-cell table:style-name="ce1" office:value-type="float" office:value="2.6">
            <text:p>2,60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Liquide vaisselle</text:p>
          </table:table-cell>
          <table:table-cell office:value-type="string">
            <text:p>Mir</text:p>
          </table:table-cell>
          <table:table-cell office:value-type="string">
            <text:p>Liquide vaisselle super dégraissant</text:p>
          </table:table-cell>
          <table:table-cell table:style-name="ce1" office:value-type="float" office:value="12.6">
            <text:p>12,60</text:p>
          </table:table-cell>
          <table:table-cell office:value-type="string">
            <text:p>Produit entretien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Parfum</text:p>
          </table:table-cell>
          <table:table-cell office:value-type="string">
            <text:p>Dior</text:p>
          </table:table-cell>
          <table:table-cell office:value-type="string">
            <text:p>Fragrance délicate et boisée</text:p>
          </table:table-cell>
          <table:table-cell table:style-name="ce1" office:value-type="float" office:value="46.38">
            <text:p>46,38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L'Oreal</text:p>
          </table:table-cell>
          <table:table-cell office:value-type="string">
            <text:p>Produit de cosmétique permettant de souligner les lèvres</text:p>
          </table:table-cell>
          <table:table-cell table:style-name="ce1" office:value-type="float" office:value="41.2">
            <text:p>41,20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Bourjois</text:p>
          </table:table-cell>
          <table:table-cell office:value-type="string">
            <text:p>Produit cosmétique permettant d'unifier et de protéger l'épiderme</text:p>
          </table:table-cell>
          <table:table-cell table:style-name="ce1" office:value-type="float" office:value="32.5">
            <text:p>32,50</text:p>
          </table:table-cell>
          <table:table-cell office:value-type="string">
            <text:p>Cosmétique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Television HD</text:p>
          </table:table-cell>
          <table:table-cell office:value-type="string">
            <text:p>LG</text:p>
          </table:table-cell>
          <table:table-cell office:value-type="string">
            <text:p>Poste de télévision permettant l'emission et la reception de séquences audiovisuelles</text:p>
          </table:table-cell>
          <table:table-cell table:style-name="ce1" office:value-type="float" office:value="199.9">
            <text:p>199,90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Apple</text:p>
          </table:table-cell>
          <table:table-cell office:value-type="string">
            <text:p>GSM nouvelle génération</text:p>
          </table:table-cell>
          <table:table-cell table:style-name="ce1" office:value-type="float" office:value="780">
            <text:p>780,00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Rasoir éléctrique</text:p>
          </table:table-cell>
          <table:table-cell office:value-type="string">
            <text:p>Wilkinson</text:p>
          </table:table-cell>
          <table:table-cell office:value-type="string">
            <text:p>Rasoir performant et plus ergonomique pour un meilleur rasage de la moustache</text:p>
          </table:table-cell>
          <table:table-cell table:style-name="ce1" office:value-type="float" office:value="68.22">
            <text:p>68,22</text:p>
          </table:table-cell>
          <table:table-cell office:value-type="string">
            <text:p>High-tech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>
            <text:p>Petits pois</text:p>
          </table:table-cell>
          <table:table-cell office:value-type="string">
            <text:p>Bonduel</text:p>
          </table:table-cell>
          <table:table-cell office:value-type="string">
            <text:p>Le must des petits pois</text:p>
          </table:table-cell>
          <table:table-cell table:style-name="ce1" table:formula="of:=RANDBETWEEN(11;20)/10" office:value-type="float" office:value="1.5">
            <text:p>1,5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Pommes de terre</text:p>
          </table:table-cell>
          <table:table-cell office:value-type="string">
            <text:p>Géant Vert</text:p>
          </table:table-cell>
          <table:table-cell office:value-type="string">
            <text:p>Des patates, toujours des patates</text:p>
          </table:table-cell>
          <table:table-cell table:style-name="ce1" table:formula="of:=RANDBETWEEN(11;20)/10" office:value-type="float" office:value="1.9">
            <text:p>1,9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Artichaux</text:p>
          </table:table-cell>
          <table:table-cell office:value-type="string">
            <text:p>Cascina Belvedere</text:p>
          </table:table-cell>
          <table:table-cell office:value-type="string">
            <text:p>Superbe pièce murit à souhait</text:p>
          </table:table-cell>
          <table:table-cell table:style-name="ce1" table:formula="of:=RANDBETWEEN(11;20)/10" office:value-type="float" office:value="1.9">
            <text:p>1,9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Petits pois</text:p>
          </table:table-cell>
          <table:table-cell office:value-type="string">
            <text:p>Cascina Belvedere</text:p>
          </table:table-cell>
          <table:table-cell office:value-type="string">
            <text:p>Le must des petits pois</text:p>
          </table:table-cell>
          <table:table-cell table:style-name="ce1" table:formula="of:=RANDBETWEEN(11;20)/10" office:value-type="float" office:value="1.5">
            <text:p>1,5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Pommes de terre</text:p>
          </table:table-cell>
          <table:table-cell office:value-type="string">
            <text:p>Géant Vert</text:p>
          </table:table-cell>
          <table:table-cell office:value-type="string">
            <text:p>Des patates, toujours des patates</text:p>
          </table:table-cell>
          <table:table-cell table:style-name="ce1" table:formula="of:=RANDBETWEEN(11;20)/10" office:value-type="float" office:value="2">
            <text:p>2,0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Artichaux</text:p>
          </table:table-cell>
          <table:table-cell office:value-type="string">
            <text:p>Cascina Belvedere</text:p>
          </table:table-cell>
          <table:table-cell office:value-type="string">
            <text:p>Superbe pièce murit à souhait</text:p>
          </table:table-cell>
          <table:table-cell table:style-name="ce1" table:formula="of:=RANDBETWEEN(11;20)/10" office:value-type="float" office:value="1.6">
            <text:p>1,6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Tomates</text:p>
          </table:table-cell>
          <table:table-cell office:value-type="string">
            <text:p>Bonduel</text:p>
          </table:table-cell>
          <table:table-cell office:value-type="string">
            <text:p>Bien ronde et bien rouge</text:p>
          </table:table-cell>
          <table:table-cell table:style-name="ce1" table:formula="of:=RANDBETWEEN(11;20)/10" office:value-type="float" office:value="1.2">
            <text:p>1,2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Brocolis</text:p>
          </table:table-cell>
          <table:table-cell office:value-type="string">
            <text:p>Géant Vert</text:p>
          </table:table-cell>
          <table:table-cell office:value-type="string">
            <text:p>Beau brocolis vert</text:p>
          </table:table-cell>
          <table:table-cell table:style-name="ce1" table:formula="of:=RANDBETWEEN(11;20)/10" office:value-type="float" office:value="1.7">
            <text:p>1,7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Haricots Verts</text:p>
          </table:table-cell>
          <table:table-cell office:value-type="string">
            <text:p>Cascina Belvedere</text:p>
          </table:table-cell>
          <table:table-cell office:value-type="string">
            <text:p>Haricots vert made in France</text:p>
          </table:table-cell>
          <table:table-cell table:style-name="ce1" table:formula="of:=RANDBETWEEN(11;20)/10" office:value-type="float" office:value="1.3">
            <text:p>1,3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Tomates</text:p>
          </table:table-cell>
          <table:table-cell office:value-type="string">
            <text:p>Cascina Belvedere</text:p>
          </table:table-cell>
          <table:table-cell office:value-type="string">
            <text:p>Bien ronde et bien rouge</text:p>
          </table:table-cell>
          <table:table-cell table:style-name="ce1" table:formula="of:=RANDBETWEEN(11;20)/10" office:value-type="float" office:value="1.7">
            <text:p>1,7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Brocolis</text:p>
          </table:table-cell>
          <table:table-cell office:value-type="string">
            <text:p>Géant Vert</text:p>
          </table:table-cell>
          <table:table-cell office:value-type="string">
            <text:p>Beau brocolis vert</text:p>
          </table:table-cell>
          <table:table-cell table:style-name="ce1" table:formula="of:=RANDBETWEEN(11;20)/10" office:value-type="float" office:value="1.8">
            <text:p>1,8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Haricots Verts</text:p>
          </table:table-cell>
          <table:table-cell office:value-type="string">
            <text:p>Cascina Belvedere</text:p>
          </table:table-cell>
          <table:table-cell office:value-type="string">
            <text:p>Haricots vert made in France</text:p>
          </table:table-cell>
          <table:table-cell table:style-name="ce1" table:formula="of:=RANDBETWEEN(11;20)/10" office:value-type="float" office:value="1.5">
            <text:p>1,5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Choux fleur</text:p>
          </table:table-cell>
          <table:table-cell office:value-type="string">
            <text:p>Géant Vert</text:p>
          </table:table-cell>
          <table:table-cell office:value-type="string">
            <text:p>Choux fleur de nos régions</text:p>
          </table:table-cell>
          <table:table-cell table:style-name="ce1" table:formula="of:=RANDBETWEEN(11;20)/10" office:value-type="float" office:value="1.7">
            <text:p>1,7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Choux de bruxelles</text:p>
          </table:table-cell>
          <table:table-cell office:value-type="string">
            <text:p>Géant Vert</text:p>
          </table:table-cell>
          <table:table-cell office:value-type="string">
            <text:p>Choux belges plusieurs fois primés</text:p>
          </table:table-cell>
          <table:table-cell table:style-name="ce1" table:formula="of:=RANDBETWEEN(11;20)/10" office:value-type="float" office:value="2">
            <text:p>2,0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Flageolets</text:p>
          </table:table-cell>
          <table:table-cell office:value-type="string">
            <text:p>Cascina Belvedere</text:p>
          </table:table-cell>
          <table:table-cell office:value-type="string">
            <text:p>Flageolets bien ferme et de taille suffisante</text:p>
          </table:table-cell>
          <table:table-cell table:style-name="ce1" table:formula="of:=RANDBETWEEN(11;20)/10" office:value-type="float" office:value="1.3">
            <text:p>1,3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Choux fleur</text:p>
          </table:table-cell>
          <table:table-cell office:value-type="string">
            <text:p>Cascina Belvedere</text:p>
          </table:table-cell>
          <table:table-cell office:value-type="string">
            <text:p>Choux fleur de nos régions</text:p>
          </table:table-cell>
          <table:table-cell table:style-name="ce1" table:formula="of:=RANDBETWEEN(11;20)/10" office:value-type="float" office:value="2">
            <text:p>2,0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Choux de bruxelles</text:p>
          </table:table-cell>
          <table:table-cell office:value-type="string">
            <text:p>Géant Vert</text:p>
          </table:table-cell>
          <table:table-cell office:value-type="string">
            <text:p>Choux belges plusieurs fois primés</text:p>
          </table:table-cell>
          <table:table-cell table:style-name="ce1" table:formula="of:=RANDBETWEEN(11;20)/10" office:value-type="float" office:value="1.5">
            <text:p>1,5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Flageolets</text:p>
          </table:table-cell>
          <table:table-cell office:value-type="string">
            <text:p>Cascina Belvedere</text:p>
          </table:table-cell>
          <table:table-cell office:value-type="string">
            <text:p>Flageolets bien ferme et de taille suffisante</text:p>
          </table:table-cell>
          <table:table-cell table:style-name="ce1" table:formula="of:=RANDBETWEEN(11;20)/10" office:value-type="float" office:value="1.4">
            <text:p>1,40</text:p>
          </table:table-cell>
          <table:table-cell office:value-type="string">
            <text:p>Légume</text:p>
          </table:table-cell>
          <table:table-cell table:number-columns-repeated="1019"/>
        </table:table-row>
        <table:table-row table:style-name="ro2">
          <table:table-cell office:value-type="string">
            <text:p>Emmentale</text:p>
          </table:table-cell>
          <table:table-cell office:value-type="string">
            <text:p>Président</text:p>
          </table:table-cell>
          <table:table-cell office:value-type="string">
            <text:p>Emmentale de montagne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Brie</text:p>
          </table:table-cell>
          <table:table-cell office:value-type="string">
            <text:p>Entremont</text:p>
          </table:table-cell>
          <table:table-cell office:value-type="string">
            <text:p>Brie de nos régions</text:p>
          </table:table-cell>
          <table:table-cell table:style-name="ce1" table:formula="of:=RANDBETWEEN(21;30)/10" office:value-type="float" office:value="2.4">
            <text:p>2,4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Lait chocolat en brique</text:p>
          </table:table-cell>
          <table:table-cell office:value-type="string">
            <text:p>Candia</text:p>
          </table:table-cell>
          <table:table-cell office:value-type="string">
            <text:p>Idéal pour le goûter</text:p>
          </table:table-cell>
          <table:table-cell table:style-name="ce1" table:formula="of:=RANDBETWEEN(21;30)/10" office:value-type="float" office:value="2.7">
            <text:p>2,7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Crème fraiche</text:p>
          </table:table-cell>
          <table:table-cell office:value-type="string">
            <text:p>Président</text:p>
          </table:table-cell>
          <table:table-cell office:value-type="string">
            <text:p>Idéale pour la cuisine</text:p>
          </table:table-cell>
          <table:table-cell table:style-name="ce1" table:formula="of:=RANDBETWEEN(21;30)/10" office:value-type="float" office:value="3">
            <text:p>3,0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en portion</text:p>
          </table:table-cell>
          <table:table-cell office:value-type="string">
            <text:p>Entremont</text:p>
          </table:table-cell>
          <table:table-cell office:value-type="string">
            <text:p>Petites portions à emmener partout</text:p>
          </table:table-cell>
          <table:table-cell table:style-name="ce1" table:formula="of:=RANDBETWEEN(21;30)/10" office:value-type="float" office:value="2.5">
            <text:p>2,5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Gruyère</text:p>
          </table:table-cell>
          <table:table-cell office:value-type="string">
            <text:p>Candia</text:p>
          </table:table-cell>
          <table:table-cell office:value-type="string">
            <text:p>Gruyère à déguster ou à ajouter dans vos plats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à raclette</text:p>
          </table:table-cell>
          <table:table-cell office:value-type="string">
            <text:p>Président</text:p>
          </table:table-cell>
          <table:table-cell office:value-type="string">
            <text:p>Idéal pour une raclette en famille ou amis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à tartiner</text:p>
          </table:table-cell>
          <table:table-cell office:value-type="string">
            <text:p>Entremont</text:p>
          </table:table-cell>
          <table:table-cell office:value-type="string">
            <text:p>Fromage à tartiner idéal pour l'apéro</text:p>
          </table:table-cell>
          <table:table-cell table:style-name="ce1" table:formula="of:=RANDBETWEEN(21;30)/10" office:value-type="float" office:value="3">
            <text:p>3,0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Emmentale</text:p>
          </table:table-cell>
          <table:table-cell office:value-type="string">
            <text:p>Candia</text:p>
          </table:table-cell>
          <table:table-cell office:value-type="string">
            <text:p>Emmentale de montagne</text:p>
          </table:table-cell>
          <table:table-cell table:style-name="ce1" table:formula="of:=RANDBETWEEN(21;30)/10" office:value-type="float" office:value="2.1">
            <text:p>2,1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Brie</text:p>
          </table:table-cell>
          <table:table-cell office:value-type="string">
            <text:p>Entremont</text:p>
          </table:table-cell>
          <table:table-cell office:value-type="string">
            <text:p>Brie de nos régions</text:p>
          </table:table-cell>
          <table:table-cell table:style-name="ce1" table:formula="of:=RANDBETWEEN(21;30)/10" office:value-type="float" office:value="3">
            <text:p>3,0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Lait chocolat en brique</text:p>
          </table:table-cell>
          <table:table-cell office:value-type="string">
            <text:p>Candia</text:p>
          </table:table-cell>
          <table:table-cell office:value-type="string">
            <text:p>Idéal pour le goûter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Crème fraiche</text:p>
          </table:table-cell>
          <table:table-cell office:value-type="string">
            <text:p>Président</text:p>
          </table:table-cell>
          <table:table-cell office:value-type="string">
            <text:p>Idéale pour la cuisine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en portion</text:p>
          </table:table-cell>
          <table:table-cell office:value-type="string">
            <text:p>Entremont</text:p>
          </table:table-cell>
          <table:table-cell office:value-type="string">
            <text:p>Petites portions à emmener partout</text:p>
          </table:table-cell>
          <table:table-cell table:style-name="ce1" table:formula="of:=RANDBETWEEN(21;30)/10" office:value-type="float" office:value="2.1">
            <text:p>2,1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Gruyère</text:p>
          </table:table-cell>
          <table:table-cell office:value-type="string">
            <text:p>Entremont</text:p>
          </table:table-cell>
          <table:table-cell office:value-type="string">
            <text:p>Gruyère à déguster ou à ajouter dans vos plats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à raclette</text:p>
          </table:table-cell>
          <table:table-cell office:value-type="string">
            <text:p>Président</text:p>
          </table:table-cell>
          <table:table-cell office:value-type="string">
            <text:p>Idéal pour une raclette en famille ou amis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romage à tartiner</text:p>
          </table:table-cell>
          <table:table-cell office:value-type="string">
            <text:p>Candia</text:p>
          </table:table-cell>
          <table:table-cell office:value-type="string">
            <text:p>Fromage à tartiner idéal pour l'apéro</text:p>
          </table:table-cell>
          <table:table-cell table:style-name="ce1" table:formula="of:=RANDBETWEEN(21;30)/10" office:value-type="float" office:value="2.4">
            <text:p>2,4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ondue</text:p>
          </table:table-cell>
          <table:table-cell office:value-type="string">
            <text:p>Candia</text:p>
          </table:table-cell>
          <table:table-cell office:value-type="string">
            <text:p>Fondue savoyarde</text:p>
          </table:table-cell>
          <table:table-cell table:style-name="ce1" table:formula="of:=RANDBETWEEN(21;30)/10" office:value-type="float" office:value="3">
            <text:p>3,0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Lait de chèvre</text:p>
          </table:table-cell>
          <table:table-cell office:value-type="string">
            <text:p>Candia</text:p>
          </table:table-cell>
          <table:table-cell office:value-type="string">
            <text:p>Pour ceux qui aiment le chèvre</text:p>
          </table:table-cell>
          <table:table-cell table:style-name="ce1" table:formula="of:=RANDBETWEEN(21;30)/10" office:value-type="float" office:value="2.5">
            <text:p>2,5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Fondue</text:p>
          </table:table-cell>
          <table:table-cell office:value-type="string">
            <text:p>Entremont</text:p>
          </table:table-cell>
          <table:table-cell office:value-type="string">
            <text:p>Fondue savoyarde</text:p>
          </table:table-cell>
          <table:table-cell table:style-name="ce1" table:formula="of:=RANDBETWEEN(21;30)/10" office:value-type="float" office:value="2.1">
            <text:p>2,1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Lait de chèvre</text:p>
          </table:table-cell>
          <table:table-cell office:value-type="string">
            <text:p>Entremont</text:p>
          </table:table-cell>
          <table:table-cell office:value-type="string">
            <text:p>Pour ceux qui aiment le chèvre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Produit laitier</text:p>
          </table:table-cell>
          <table:table-cell table:number-columns-repeated="1019"/>
        </table:table-row>
        <table:table-row table:style-name="ro2">
          <table:table-cell office:value-type="string">
            <text:p>Eau de vie</text:p>
          </table:table-cell>
          <table:table-cell office:value-type="string">
            <text:p>Arthurus</text:p>
          </table:table-cell>
          <table:table-cell office:value-type="string">
            <text:p>Le meilleur pour les fin de soirée</text:p>
          </table:table-cell>
          <table:table-cell table:style-name="ce1" table:formula="of:=RANDBETWEEN(21;30)/10" office:value-type="float" office:value="2.3">
            <text:p>2,3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Mirabelle</text:p>
          </table:table-cell>
          <table:table-cell office:value-type="string">
            <text:p>Moureyus</text:p>
          </table:table-cell>
          <table:table-cell office:value-type="string">
            <text:p>Idéal pour donner un peu de goût à vos repas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Calva</text:p>
          </table:table-cell>
          <table:table-cell office:value-type="string">
            <text:p>Alcolus</text:p>
          </table:table-cell>
          <table:table-cell office:value-type="string">
            <text:p>Pour les hommes, les vrais</text:p>
          </table:table-cell>
          <table:table-cell table:style-name="ce1" table:formula="of:=RANDBETWEEN(21;30)/10" office:value-type="float" office:value="2.5">
            <text:p>2,5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Marc</text:p>
          </table:table-cell>
          <table:table-cell office:value-type="string">
            <text:p>PuRienBus</text:p>
          </table:table-cell>
          <table:table-cell office:value-type="string">
            <text:p>Marc mûrit en fût pendant 7 mois</text:p>
          </table:table-cell>
          <table:table-cell table:style-name="ce1" table:formula="of:=RANDBETWEEN(21;30)/10" office:value-type="float" office:value="2.8">
            <text:p>2,8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Whisky</text:p>
          </table:table-cell>
          <table:table-cell office:value-type="string">
            <text:p>Jack Daniels</text:p>
          </table:table-cell>
          <table:table-cell office:value-type="string">
            <text:p>Le seul, l'unique</text:p>
          </table:table-cell>
          <table:table-cell table:style-name="ce1" table:formula="of:=RANDBETWEEN(21;30)/10" office:value-type="float" office:value="2.8">
            <text:p>2,8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Vin</text:p>
          </table:table-cell>
          <table:table-cell office:value-type="string">
            <text:p>Veuve cliquot</text:p>
          </table:table-cell>
          <table:table-cell office:value-type="string">
            <text:p>Vin de grande qualité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Snaps</text:p>
          </table:table-cell>
          <table:table-cell office:value-type="string">
            <text:p>Deutshus</text:p>
          </table:table-cell>
          <table:table-cell office:value-type="string">
            <text:p>Artoung ça décoiffe</text:p>
          </table:table-cell>
          <table:table-cell table:style-name="ce1" table:formula="of:=RANDBETWEEN(21;30)/10" office:value-type="float" office:value="2.1">
            <text:p>2,1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Jus de raisin</text:p>
          </table:table-cell>
          <table:table-cell office:value-type="string">
            <text:p>Materne</text:p>
          </table:table-cell>
          <table:table-cell office:value-type="string">
            <text:p>Jus de raisin 100% pur fruit</text:p>
          </table:table-cell>
          <table:table-cell table:style-name="ce1" table:formula="of:=RANDBETWEEN(21;30)/10" office:value-type="float" office:value="2.2">
            <text:p>2,2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Jus de pomme</text:p>
          </table:table-cell>
          <table:table-cell office:value-type="string">
            <text:p>Normalus</text:p>
          </table:table-cell>
          <table:table-cell office:value-type="string">
            <text:p>Pommes issue de l'agriculture biologique</text:p>
          </table:table-cell>
          <table:table-cell table:style-name="ce1" table:formula="of:=RANDBETWEEN(21;30)/10" office:value-type="float" office:value="2.1">
            <text:p>2,1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1">
          <table:table-cell office:value-type="string">
            <text:p>Eau de vie</text:p>
          </table:table-cell>
          <table:table-cell office:value-type="string">
            <text:p>Asbach</text:p>
          </table:table-cell>
          <table:table-cell office:value-type="string">
            <text:p>Le meilleur pour les fin de soirée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Mirabelle</text:p>
          </table:table-cell>
          <table:table-cell office:value-type="string">
            <text:p>Adam</text:p>
          </table:table-cell>
          <table:table-cell office:value-type="string">
            <text:p>Idéal pour donner un peu de goût à vos repas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Calva</text:p>
          </table:table-cell>
          <table:table-cell office:value-type="string">
            <text:p>Deutshus</text:p>
          </table:table-cell>
          <table:table-cell office:value-type="string">
            <text:p>Pour les hommes, les vrais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Marc</text:p>
          </table:table-cell>
          <table:table-cell office:value-type="string">
            <text:p>Alcolus</text:p>
          </table:table-cell>
          <table:table-cell office:value-type="string">
            <text:p>Marc mûrit en fût pendant 7 mois</text:p>
          </table:table-cell>
          <table:table-cell table:style-name="ce1" table:formula="of:=RANDBETWEEN(21;30)/10" office:value-type="float" office:value="2.9">
            <text:p>2,9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Whisky</text:p>
          </table:table-cell>
          <table:table-cell office:value-type="string">
            <text:p>Shivas</text:p>
          </table:table-cell>
          <table:table-cell office:value-type="string">
            <text:p>Le seul, l'unique</text:p>
          </table:table-cell>
          <table:table-cell table:style-name="ce1" table:formula="of:=RANDBETWEEN(21;30)/10" office:value-type="float" office:value="2.4">
            <text:p>2,4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Vin</text:p>
          </table:table-cell>
          <table:table-cell office:value-type="string">
            <text:p>Saint Émilion</text:p>
          </table:table-cell>
          <table:table-cell office:value-type="string">
            <text:p>Vin de grande qualité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Snaps</text:p>
          </table:table-cell>
          <table:table-cell office:value-type="string">
            <text:p>Moureyus</text:p>
          </table:table-cell>
          <table:table-cell office:value-type="string">
            <text:p>Artoung ça décoiffe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Jus de raisin</text:p>
          </table:table-cell>
          <table:table-cell office:value-type="string">
            <text:p>Normalus</text:p>
          </table:table-cell>
          <table:table-cell office:value-type="string">
            <text:p>Jus de raisin 100% pur fruit</text:p>
          </table:table-cell>
          <table:table-cell table:style-name="ce1" table:formula="of:=RANDBETWEEN(21;30)/10" office:value-type="float" office:value="2.6">
            <text:p>2,6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Jus de pomme</text:p>
          </table:table-cell>
          <table:table-cell office:value-type="string">
            <text:p>Materne</text:p>
          </table:table-cell>
          <table:table-cell office:value-type="string">
            <text:p>Pommes issue de l'agriculture biologique</text:p>
          </table:table-cell>
          <table:table-cell table:style-name="ce1" table:formula="of:=RANDBETWEEN(21;30)/10" office:value-type="float" office:value="3">
            <text:p>3,00</text:p>
          </table:table-cell>
          <table:table-cell office:value-type="string">
            <text:p>Boisson</text:p>
          </table:table-cell>
          <table:table-cell table:number-columns-repeated="1019"/>
        </table:table-row>
        <table:table-row table:style-name="ro2">
          <table:table-cell office:value-type="string">
            <text:p>Déodorisant WC</text:p>
          </table:table-cell>
          <table:table-cell office:value-type="string">
            <text:p>Monsieur Propre</text:p>
          </table:table-cell>
          <table:table-cell office:value-type="string">
            <text:p>Idéal pour sentir bon où ça ne sent pas bon</text:p>
          </table:table-cell>
          <table:table-cell table:style-name="ce1" table:formula="of:=RANDBETWEEN(31;40)/10" office:value-type="float" office:value="4">
            <text:p>4,0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Nettoyant WC</text:p>
          </table:table-cell>
          <table:table-cell office:value-type="string">
            <text:p>Kärcher</text:p>
          </table:table-cell>
          <table:table-cell office:value-type="string">
            <text:p>Nettoyage suprême des zones de guerres</text:p>
          </table:table-cell>
          <table:table-cell table:style-name="ce1" table:formula="of:=RANDBETWEEN(31;40)/10" office:value-type="float" office:value="3.8">
            <text:p>3,8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Eponge</text:p>
          </table:table-cell>
          <table:table-cell office:value-type="string">
            <text:p>Paic</text:p>
          </table:table-cell>
          <table:table-cell office:value-type="string">
            <text:p>A utiliser avec de l'huile de coude</text:p>
          </table:table-cell>
          <table:table-cell table:style-name="ce1" table:formula="of:=RANDBETWEEN(31;40)/10" office:value-type="float" office:value="3.8">
            <text:p>3,8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Nettoyant sol</text:p>
          </table:table-cell>
          <table:table-cell office:value-type="string">
            <text:p>Monsieur Propre</text:p>
          </table:table-cell>
          <table:table-cell office:value-type="string">
            <text:p>Mettre un bouchon dans 5 litres d'eau</text:p>
          </table:table-cell>
          <table:table-cell table:style-name="ce1" table:formula="of:=RANDBETWEEN(31;40)/10" office:value-type="float" office:value="3.1">
            <text:p>3,1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Déboucheur canalisation</text:p>
          </table:table-cell>
          <table:table-cell office:value-type="string">
            <text:p>Kärcher</text:p>
          </table:table-cell>
          <table:table-cell office:value-type="string">
            <text:p>Idéal pour le transit de vos canalisations. Ne pas ingérer</text:p>
          </table:table-cell>
          <table:table-cell table:style-name="ce1" table:formula="of:=RANDBETWEEN(31;40)/10" office:value-type="float" office:value="3.9">
            <text:p>3,9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Chiffon vitre</text:p>
          </table:table-cell>
          <table:table-cell office:value-type="string">
            <text:p>Paic</text:p>
          </table:table-cell>
          <table:table-cell office:value-type="string">
            <text:p>Ne fonctionne pas avec les écrans d'ordinateur</text:p>
          </table:table-cell>
          <table:table-cell table:style-name="ce1" table:formula="of:=RANDBETWEEN(31;40)/10" office:value-type="float" office:value="3.5">
            <text:p>3,5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Bombe dépoussiérante</text:p>
          </table:table-cell>
          <table:table-cell office:value-type="string">
            <text:p>Monsieur Propre</text:p>
          </table:table-cell>
          <table:table-cell office:value-type="string">
            <text:p>Idéal pour dépoussiérer</text:p>
          </table:table-cell>
          <table:table-cell table:style-name="ce1" table:formula="of:=RANDBETWEEN(31;40)/10" office:value-type="float" office:value="3.4">
            <text:p>3,4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Balai</text:p>
          </table:table-cell>
          <table:table-cell office:value-type="string">
            <text:p>Kärcher</text:p>
          </table:table-cell>
          <table:table-cell office:value-type="string">
            <text:p>Ne sert pas à voler, mais à nettoyer</text:p>
          </table:table-cell>
          <table:table-cell table:style-name="ce1" table:formula="of:=RANDBETWEEN(31;40)/10" office:value-type="float" office:value="3.1">
            <text:p>3,1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Serpillère</text:p>
          </table:table-cell>
          <table:table-cell office:value-type="string">
            <text:p>Paic</text:p>
          </table:table-cell>
          <table:table-cell office:value-type="string">
            <text:p>Serpillère 100% pure coton</text:p>
          </table:table-cell>
          <table:table-cell table:style-name="ce1" table:formula="of:=RANDBETWEEN(31;40)/10" office:value-type="float" office:value="3.7">
            <text:p>3,7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Déodorisant WC</text:p>
          </table:table-cell>
          <table:table-cell office:value-type="string">
            <text:p>Kärcher</text:p>
          </table:table-cell>
          <table:table-cell office:value-type="string">
            <text:p>Idéal pour sentir bon où ça ne sent pas bon</text:p>
          </table:table-cell>
          <table:table-cell table:style-name="ce1" table:formula="of:=RANDBETWEEN(31;40)/10" office:value-type="float" office:value="3.9">
            <text:p>3,9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Nettoyant WC</text:p>
          </table:table-cell>
          <table:table-cell office:value-type="string">
            <text:p>Paic</text:p>
          </table:table-cell>
          <table:table-cell office:value-type="string">
            <text:p>Nettoyage suprême des zones de guerres</text:p>
          </table:table-cell>
          <table:table-cell table:style-name="ce1" table:formula="of:=RANDBETWEEN(31;40)/10" office:value-type="float" office:value="3.3">
            <text:p>3,3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Eponge</text:p>
          </table:table-cell>
          <table:table-cell office:value-type="string">
            <text:p>Monsieur Propre</text:p>
          </table:table-cell>
          <table:table-cell office:value-type="string">
            <text:p>A utiliser avec de l'huile de coude</text:p>
          </table:table-cell>
          <table:table-cell table:style-name="ce1" table:formula="of:=RANDBETWEEN(31;40)/10" office:value-type="float" office:value="3.2">
            <text:p>3,2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Nettoyant sol</text:p>
          </table:table-cell>
          <table:table-cell office:value-type="string">
            <text:p>Kärcher</text:p>
          </table:table-cell>
          <table:table-cell office:value-type="string">
            <text:p>Mettre un bouchon dans 5 litres d'eau</text:p>
          </table:table-cell>
          <table:table-cell table:style-name="ce1" table:formula="of:=RANDBETWEEN(31;40)/10" office:value-type="float" office:value="3.2">
            <text:p>3,2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Déboucheur canalisation</text:p>
          </table:table-cell>
          <table:table-cell office:value-type="string">
            <text:p>Paic</text:p>
          </table:table-cell>
          <table:table-cell office:value-type="string">
            <text:p>Idéal pour le transit de vos canalisations. Ne pas ingérer</text:p>
          </table:table-cell>
          <table:table-cell table:style-name="ce1" table:formula="of:=RANDBETWEEN(31;40)/10" office:value-type="float" office:value="3.1">
            <text:p>3,1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Chiffon vitre</text:p>
          </table:table-cell>
          <table:table-cell office:value-type="string">
            <text:p>Monsieur Propre</text:p>
          </table:table-cell>
          <table:table-cell office:value-type="string">
            <text:p>Ne fonctionne pas avec les écrans d'ordinateur</text:p>
          </table:table-cell>
          <table:table-cell table:style-name="ce1" table:formula="of:=RANDBETWEEN(31;40)/10" office:value-type="float" office:value="3.9">
            <text:p>3,9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Bombe dépoussiérante</text:p>
          </table:table-cell>
          <table:table-cell office:value-type="string">
            <text:p>Kärcher</text:p>
          </table:table-cell>
          <table:table-cell office:value-type="string">
            <text:p>Idéal pour dépoussiérer</text:p>
          </table:table-cell>
          <table:table-cell table:style-name="ce1" table:formula="of:=RANDBETWEEN(31;40)/10" office:value-type="float" office:value="3.6">
            <text:p>3,6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Balai</text:p>
          </table:table-cell>
          <table:table-cell office:value-type="string">
            <text:p>Paic</text:p>
          </table:table-cell>
          <table:table-cell office:value-type="string">
            <text:p>Ne sert pas à voler, mais à nettoyer</text:p>
          </table:table-cell>
          <table:table-cell table:style-name="ce1" table:formula="of:=RANDBETWEEN(31;40)/10" office:value-type="float" office:value="3.5">
            <text:p>3,5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2">
          <table:table-cell office:value-type="string">
            <text:p>Serpillère</text:p>
          </table:table-cell>
          <table:table-cell office:value-type="string">
            <text:p>Monsieur Propre</text:p>
          </table:table-cell>
          <table:table-cell office:value-type="string">
            <text:p>Serpillère 100% pure coton</text:p>
          </table:table-cell>
          <table:table-cell table:style-name="ce1" table:formula="of:=RANDBETWEEN(31;40)/10" office:value-type="float" office:value="3.4">
            <text:p>3,40</text:p>
          </table:table-cell>
          <table:table-cell office:value-type="string">
            <text:p>Produit entretien</text:p>
          </table:table-cell>
          <table:table-cell table:number-columns-repeated="1019"/>
        </table:table-row>
        <table:table-row table:style-name="ro3">
          <table:table-cell office:value-type="string">
            <text:p>Poudre BB</text:p>
          </table:table-cell>
          <table:table-cell office:value-type="string">
            <text:p>Channel</text:p>
          </table:table-cell>
          <table:table-cell office:value-type="string">
            <text:p>Poudre pour jouer au ninja dans un nuage de fumé</text:p>
          </table:table-cell>
          <table:table-cell table:style-name="ce1" table:formula="of:=RANDBETWEEN(41;2000)/10" office:value-type="float" office:value="105.6">
            <text:p>105,6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Eye liner</text:p>
          </table:table-cell>
          <table:table-cell office:value-type="string">
            <text:p>Velvet</text:p>
          </table:table-cell>
          <table:table-cell office:value-type="string">
            <text:p>Pour des maquillages réussis</text:p>
          </table:table-cell>
          <table:table-cell table:style-name="ce1" table:formula="of:=RANDBETWEEN(41;2000)/10" office:value-type="float" office:value="101.3">
            <text:p>101,3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Mascarat waterproof</text:p>
          </table:table-cell>
          <table:table-cell office:value-type="string">
            <text:p>Maybelline</text:p>
          </table:table-cell>
          <table:table-cell office:value-type="string">
            <text:p>Ne résiste pas à la piscine</text:p>
          </table:table-cell>
          <table:table-cell table:style-name="ce1" table:formula="of:=RANDBETWEEN(41;2000)/10" office:value-type="float" office:value="76.1">
            <text:p>76,1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Gloss</text:p>
          </table:table-cell>
          <table:table-cell office:value-type="string">
            <text:p>Channel</text:p>
          </table:table-cell>
          <table:table-cell office:value-type="string">
            <text:p>Pour augmenter la taille de vos lèvres</text:p>
          </table:table-cell>
          <table:table-cell table:style-name="ce1" table:formula="of:=RANDBETWEEN(41;2000)/10" office:value-type="float" office:value="118.8">
            <text:p>118,8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Phare à paupière</text:p>
          </table:table-cell>
          <table:table-cell office:value-type="string">
            <text:p>Velvet</text:p>
          </table:table-cell>
          <table:table-cell office:value-type="string">
            <text:p>Ne sert pas à attirer les bateaux</text:p>
          </table:table-cell>
          <table:table-cell table:style-name="ce1" table:formula="of:=RANDBETWEEN(41;2000)/10" office:value-type="float" office:value="189.8">
            <text:p>189,8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Pince à épiler</text:p>
          </table:table-cell>
          <table:table-cell office:value-type="string">
            <text:p>Maybelline</text:p>
          </table:table-cell>
          <table:table-cell office:value-type="string">
            <text:p>Sert également à tirer les vers du nez</text:p>
          </table:table-cell>
          <table:table-cell table:style-name="ce1" table:formula="of:=RANDBETWEEN(41;2000)/10" office:value-type="float" office:value="193.9">
            <text:p>193,9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Bande de cire</text:p>
          </table:table-cell>
          <table:table-cell office:value-type="string">
            <text:p>Channel</text:p>
          </table:table-cell>
          <table:table-cell office:value-type="string">
            <text:p>100% avec douleurs</text:p>
          </table:table-cell>
          <table:table-cell table:style-name="ce1" table:formula="of:=RANDBETWEEN(41;2000)/10" office:value-type="float" office:value="60.5">
            <text:p>60,5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Coton tige</text:p>
          </table:table-cell>
          <table:table-cell office:value-type="string">
            <text:p>Velvet</text:p>
          </table:table-cell>
          <table:table-cell office:value-type="string">
            <text:p>100% pure fibre de coton</text:p>
          </table:table-cell>
          <table:table-cell table:style-name="ce1" table:formula="of:=RANDBETWEEN(41;2000)/10" office:value-type="float" office:value="76.7">
            <text:p>76,7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Crème hydrante</text:p>
          </table:table-cell>
          <table:table-cell office:value-type="string">
            <text:p>Maybelline</text:p>
          </table:table-cell>
          <table:table-cell office:value-type="string">
            <text:p>Hydrate la peau en profondeur</text:p>
          </table:table-cell>
          <table:table-cell table:style-name="ce1" table:formula="of:=RANDBETWEEN(41;2000)/10" office:value-type="float" office:value="115.8">
            <text:p>115,8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Eau miscellaire</text:p>
          </table:table-cell>
          <table:table-cell office:value-type="string">
            <text:p>Channel</text:p>
          </table:table-cell>
          <table:table-cell office:value-type="string">
            <text:p>Idéal pour se démaquiller</text:p>
          </table:table-cell>
          <table:table-cell table:style-name="ce1" table:formula="of:=RANDBETWEEN(41;2000)/10" office:value-type="float" office:value="138.6">
            <text:p>138,6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Anti cernes</text:p>
          </table:table-cell>
          <table:table-cell office:value-type="string">
            <text:p>Velvet</text:p>
          </table:table-cell>
          <table:table-cell office:value-type="string">
            <text:p>Pour les lendemains de soirée</text:p>
          </table:table-cell>
          <table:table-cell table:style-name="ce1" table:formula="of:=RANDBETWEEN(41;2000)/10" office:value-type="float" office:value="116.7">
            <text:p>116,7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Poudre BB</text:p>
          </table:table-cell>
          <table:table-cell office:value-type="string">
            <text:p>Channel</text:p>
          </table:table-cell>
          <table:table-cell office:value-type="string">
            <text:p>Poudre pour jouer au ninja dans un nuage de fumé</text:p>
          </table:table-cell>
          <table:table-cell table:style-name="ce1" table:formula="of:=RANDBETWEEN(41;2000)/10" office:value-type="float" office:value="19.6">
            <text:p>19,6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Eye liner</text:p>
          </table:table-cell>
          <table:table-cell office:value-type="string">
            <text:p>Velvet</text:p>
          </table:table-cell>
          <table:table-cell office:value-type="string">
            <text:p>Pour des maquillages réussis</text:p>
          </table:table-cell>
          <table:table-cell table:style-name="ce1" table:formula="of:=RANDBETWEEN(41;2000)/10" office:value-type="float" office:value="10">
            <text:p>10,0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Mascarat waterproof</text:p>
          </table:table-cell>
          <table:table-cell office:value-type="string">
            <text:p>Maybelline</text:p>
          </table:table-cell>
          <table:table-cell office:value-type="string">
            <text:p>Ne résiste pas à la piscine</text:p>
          </table:table-cell>
          <table:table-cell table:style-name="ce1" table:formula="of:=RANDBETWEEN(41;2000)/10" office:value-type="float" office:value="124.2">
            <text:p>124,2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Gloss</text:p>
          </table:table-cell>
          <table:table-cell office:value-type="string">
            <text:p>Channel</text:p>
          </table:table-cell>
          <table:table-cell office:value-type="string">
            <text:p>Pour augmenter la taille de vos lèvres</text:p>
          </table:table-cell>
          <table:table-cell table:style-name="ce1" table:formula="of:=RANDBETWEEN(41;2000)/10" office:value-type="float" office:value="36.7">
            <text:p>36,7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Phare à paupière</text:p>
          </table:table-cell>
          <table:table-cell office:value-type="string">
            <text:p>Velvet</text:p>
          </table:table-cell>
          <table:table-cell office:value-type="string">
            <text:p>Ne sert pas à attirer les bateaux</text:p>
          </table:table-cell>
          <table:table-cell table:style-name="ce1" table:formula="of:=RANDBETWEEN(41;2000)/10" office:value-type="float" office:value="146.4">
            <text:p>146,4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Pince à épiler</text:p>
          </table:table-cell>
          <table:table-cell office:value-type="string">
            <text:p>Maybelline</text:p>
          </table:table-cell>
          <table:table-cell office:value-type="string">
            <text:p>Sert également à tirer les vers du nez</text:p>
          </table:table-cell>
          <table:table-cell table:style-name="ce1" table:formula="of:=RANDBETWEEN(41;2000)/10" office:value-type="float" office:value="180">
            <text:p>180,0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Bande de cire</text:p>
          </table:table-cell>
          <table:table-cell office:value-type="string">
            <text:p>Channel</text:p>
          </table:table-cell>
          <table:table-cell office:value-type="string">
            <text:p>100% avec douleurs</text:p>
          </table:table-cell>
          <table:table-cell table:style-name="ce1" table:formula="of:=RANDBETWEEN(41;2000)/10" office:value-type="float" office:value="107.1">
            <text:p>107,1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Coton tige</text:p>
          </table:table-cell>
          <table:table-cell office:value-type="string">
            <text:p>Velvet</text:p>
          </table:table-cell>
          <table:table-cell office:value-type="string">
            <text:p>100% pure fibre de coton</text:p>
          </table:table-cell>
          <table:table-cell table:style-name="ce1" table:formula="of:=RANDBETWEEN(41;2000)/10" office:value-type="float" office:value="160.8">
            <text:p>160,8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Crème hydrante</text:p>
          </table:table-cell>
          <table:table-cell office:value-type="string">
            <text:p>Maybelline</text:p>
          </table:table-cell>
          <table:table-cell office:value-type="string">
            <text:p>Hydrate la peau en profondeur</text:p>
          </table:table-cell>
          <table:table-cell table:style-name="ce1" table:formula="of:=RANDBETWEEN(41;2000)/10" office:value-type="float" office:value="155.9">
            <text:p>155,9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Eau miscellaire</text:p>
          </table:table-cell>
          <table:table-cell office:value-type="string">
            <text:p>Channel</text:p>
          </table:table-cell>
          <table:table-cell office:value-type="string">
            <text:p>Idéal pour se démaquiller</text:p>
          </table:table-cell>
          <table:table-cell table:style-name="ce1" table:formula="of:=RANDBETWEEN(41;2000)/10" office:value-type="float" office:value="116">
            <text:p>116,0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Anti cernes</text:p>
          </table:table-cell>
          <table:table-cell office:value-type="string">
            <text:p>Maybelline</text:p>
          </table:table-cell>
          <table:table-cell office:value-type="string">
            <text:p>Pour les lendemains de soirée</text:p>
          </table:table-cell>
          <table:table-cell table:style-name="ce1" table:formula="of:=RANDBETWEEN(41;2000)/10" office:value-type="float" office:value="125.3">
            <text:p>125,30</text:p>
          </table:table-cell>
          <table:table-cell office:value-type="string">
            <text:p>Cosmétique</text:p>
          </table:table-cell>
          <table:table-cell table:number-columns-repeated="1019"/>
        </table:table-row>
        <table:table-row table:style-name="ro2">
          <table:table-cell office:value-type="string">
            <text:p>Four à microonde</text:p>
          </table:table-cell>
          <table:table-cell office:value-type="string">
            <text:p>Samsung</text:p>
          </table:table-cell>
          <table:table-cell office:value-type="string">
            <text:p>Four à microonde haut de gamme</text:p>
          </table:table-cell>
          <table:table-cell table:style-name="ce1" table:formula="of:=RANDBETWEEN(100;2000)/10" office:value-type="float" office:value="195.5">
            <text:p>195,5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Aspirateur</text:p>
          </table:table-cell>
          <table:table-cell office:value-type="string">
            <text:p>Sony</text:p>
          </table:table-cell>
          <table:table-cell office:value-type="string">
            <text:p>Aspirateur sans fil et sans sac</text:p>
          </table:table-cell>
          <table:table-cell table:style-name="ce1" table:formula="of:=RANDBETWEEN(100;2000)/10" office:value-type="float" office:value="184">
            <text:p>184,0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Grille pain</text:p>
          </table:table-cell>
          <table:table-cell office:value-type="string">
            <text:p>Phillips</text:p>
          </table:table-cell>
          <table:table-cell office:value-type="string">
            <text:p>Idéal pour vos tartines du matin</text:p>
          </table:table-cell>
          <table:table-cell table:style-name="ce1" table:formula="of:=RANDBETWEEN(100;2000)/10" office:value-type="float" office:value="82.7">
            <text:p>82,7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Ordinateur</text:p>
          </table:table-cell>
          <table:table-cell office:value-type="string">
            <text:p>Samsung</text:p>
          </table:table-cell>
          <table:table-cell office:value-type="string">
            <text:p>Ordinateur top moumoute plus</text:p>
          </table:table-cell>
          <table:table-cell table:style-name="ce1" table:formula="of:=RANDBETWEEN(100;2000)/10" office:value-type="float" office:value="87.4">
            <text:p>87,4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Tablette</text:p>
          </table:table-cell>
          <table:table-cell office:value-type="string">
            <text:p>Sony</text:p>
          </table:table-cell>
          <table:table-cell office:value-type="string">
            <text:p>Tablette idéal pour vos envies de mobilité</text:p>
          </table:table-cell>
          <table:table-cell table:style-name="ce1" table:formula="of:=RANDBETWEEN(100;2000)/10" office:value-type="float" office:value="40.8">
            <text:p>40,8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Chaine HiFI</text:p>
          </table:table-cell>
          <table:table-cell office:value-type="string">
            <text:p>Phillips</text:p>
          </table:table-cell>
          <table:table-cell office:value-type="string">
            <text:p>Chaine HiFi avec son HD</text:p>
          </table:table-cell>
          <table:table-cell table:style-name="ce1" table:formula="of:=RANDBETWEEN(100;2000)/10" office:value-type="float" office:value="35.2">
            <text:p>35,2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Radio</text:p>
          </table:table-cell>
          <table:table-cell office:value-type="string">
            <text:p>Samsung</text:p>
          </table:table-cell>
          <table:table-cell office:value-type="string">
            <text:p>Capter toutes vos radios préférées</text:p>
          </table:table-cell>
          <table:table-cell table:style-name="ce1" table:formula="of:=RANDBETWEEN(100;2000)/10" office:value-type="float" office:value="94.3">
            <text:p>94,3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Ecran PC</text:p>
          </table:table-cell>
          <table:table-cell office:value-type="string">
            <text:p>Sony</text:p>
          </table:table-cell>
          <table:table-cell office:value-type="string">
            <text:p>Ecran 15 pouces LED</text:p>
          </table:table-cell>
          <table:table-cell table:style-name="ce1" table:formula="of:=RANDBETWEEN(100;2000)/10" office:value-type="float" office:value="173.4">
            <text:p>173,4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Four à microonde</text:p>
          </table:table-cell>
          <table:table-cell office:value-type="string">
            <text:p>Sony</text:p>
          </table:table-cell>
          <table:table-cell office:value-type="string">
            <text:p>Four à microonde haut de gamme</text:p>
          </table:table-cell>
          <table:table-cell table:style-name="ce1" table:formula="of:=RANDBETWEEN(100;2000)/10" office:value-type="float" office:value="125.5">
            <text:p>125,5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Aspirateur</text:p>
          </table:table-cell>
          <table:table-cell office:value-type="string">
            <text:p>Phillips</text:p>
          </table:table-cell>
          <table:table-cell office:value-type="string">
            <text:p>Aspirateur sans fil et sans sac</text:p>
          </table:table-cell>
          <table:table-cell table:style-name="ce1" table:formula="of:=RANDBETWEEN(100;2000)/10" office:value-type="float" office:value="114.7">
            <text:p>114,7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Grille pain</text:p>
          </table:table-cell>
          <table:table-cell office:value-type="string">
            <text:p>Samsung</text:p>
          </table:table-cell>
          <table:table-cell office:value-type="string">
            <text:p>Idéal pour vos tartines du matin</text:p>
          </table:table-cell>
          <table:table-cell table:style-name="ce1" table:formula="of:=RANDBETWEEN(100;2000)/10" office:value-type="float" office:value="60.2">
            <text:p>60,2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Ordinateur</text:p>
          </table:table-cell>
          <table:table-cell office:value-type="string">
            <text:p>Sony</text:p>
          </table:table-cell>
          <table:table-cell office:value-type="string">
            <text:p>Ordinateur top moumoute plus</text:p>
          </table:table-cell>
          <table:table-cell table:style-name="ce1" table:formula="of:=RANDBETWEEN(100;2000)/10" office:value-type="float" office:value="140.2">
            <text:p>140,2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Tablette</text:p>
          </table:table-cell>
          <table:table-cell office:value-type="string">
            <text:p>Phillips</text:p>
          </table:table-cell>
          <table:table-cell office:value-type="string">
            <text:p>Tablette idéal pour vos envies de mobilité</text:p>
          </table:table-cell>
          <table:table-cell table:style-name="ce1" table:formula="of:=RANDBETWEEN(100;2000)/10" office:value-type="float" office:value="21.8">
            <text:p>21,8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Chaine HiFI</text:p>
          </table:table-cell>
          <table:table-cell office:value-type="string">
            <text:p>Samsung</text:p>
          </table:table-cell>
          <table:table-cell office:value-type="string">
            <text:p>Chaine HiFi avec son HD</text:p>
          </table:table-cell>
          <table:table-cell table:style-name="ce1" table:formula="of:=RANDBETWEEN(100;2000)/10" office:value-type="float" office:value="157.2">
            <text:p>157,2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Radio</text:p>
          </table:table-cell>
          <table:table-cell office:value-type="string">
            <text:p>Sony</text:p>
          </table:table-cell>
          <table:table-cell office:value-type="string">
            <text:p>Capter toutes vos radios préférées</text:p>
          </table:table-cell>
          <table:table-cell table:style-name="ce1" table:formula="of:=RANDBETWEEN(100;2000)/10" office:value-type="float" office:value="180.8">
            <text:p>180,8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>
          <table:table-cell office:value-type="string">
            <text:p>Ecran PC</text:p>
          </table:table-cell>
          <table:table-cell office:value-type="string">
            <text:p>Phillips</text:p>
          </table:table-cell>
          <table:table-cell office:value-type="string">
            <text:p>Ecran 15 pouces LED</text:p>
          </table:table-cell>
          <table:table-cell table:style-name="ce1" table:formula="of:=RANDBETWEEN(100;2000)/10" office:value-type="float" office:value="61.1">
            <text:p>61,1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3">
          <table:table-cell office:value-type="string">
            <text:p>Montre connectée</text:p>
          </table:table-cell>
          <table:table-cell office:value-type="string">
            <text:p>Apple</text:p>
          </table:table-cell>
          <table:table-cell office:value-type="string">
            <text:p>Montre connectée répondant à tous vos besoins</text:p>
          </table:table-cell>
          <table:table-cell table:style-name="ce1" table:formula="of:=RANDBETWEEN(100;2000)/10" office:value-type="float" office:value="144.7">
            <text:p>144,70</text:p>
          </table:table-cell>
          <table:table-cell office:value-type="string">
            <text:p>High-tech</text:p>
          </table:table-cell>
          <table:table-cell table:number-columns-repeated="1019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7" table:default-cell-style-name="Excel_20_Built-in_20_Normal"/>
        <table:table-column table:style-name="co6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7" table:default-cell-style-name="Excel_20_Built-in_20_Normal"/>
        <table:table-column table:style-name="co6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28/11/2016</text:date>, <text:time>10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0:47:37</dc:date>
    <dc:creator>Arthur Mourey</dc:creator>
    <meta:document-statistic meta:table-count="3" meta:cell-count="745" meta:object-count="0"/>
    <meta:generator>OpenOffice/4.1.2$Win32 OpenOffice.org_project/412m3$Build-9782</meta:generator>
  </office:meta>
</office:document-meta>
</file>